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-left="1.25pt solid #3399ff" fo:border-right="1.25pt solid #3399ff" fo:border-top="1.25pt solid #3399ff" fo:border-bottom="none"/>
    </style:style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Heading_20_3">
      <style:text-properties officeooo:paragraph-rsid="0006ff62"/>
    </style:style>
    <style:style style:name="P4" style:family="paragraph" style:parent-style-name="Heading_20_3">
      <style:text-properties fo:font-size="12pt" officeooo:paragraph-rsid="0006ff62" style:font-size-asian="12pt" style:font-size-complex="12pt"/>
    </style:style>
    <style:style style:name="P5" style:family="paragraph" style:parent-style-name="Header">
      <style:paragraph-properties fo:text-align="end" style:justify-single-word="false"/>
      <style:text-properties officeooo:rsid="0006ff62" officeooo:paragraph-rsid="0006ff62"/>
    </style:style>
    <style:style style:name="P6" style:family="paragraph" style:parent-style-name="Preformatted_20_Text">
      <style:text-properties fo:font-weight="bold" officeooo:paragraph-rsid="0008ef08" style:font-weight-asian="bold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style:font-name="Liberation Mono" fo:font-size="10pt" fo:font-weight="bold" officeooo:paragraph-rsid="0008ef08" style:font-name-asian="NSimSun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bookmark text:name="3932239293452774305"/>Алгоритъм на Кадан за максимален субмасив</text:h>
      <text:h text:style-name="P4" text:outline-level="3"><text:span text:style-name="T1">неделя, 7 юли 2013 г.</text:span></text:h>
      <text:p text:style-name="P2"/>
      <text:section text:style-name="Sect1" text:name="post-body-3932239293452774305">
        <text:p text:style-name="Text_20_body">Алгоритъмът на Кадан <text:a xlink:type="simple" xlink:href="http://en.wikipedia.org/wiki/Jay_Kadane" office:target-frame-name="_blank" xlink:show="new" text:style-name="Internet_20_link" text:visited-style-name="Visited_20_Internet_20_Link">(Joseph Kadane)</text:a> решава проблемът с намиране на последователните елементи от едномерен масив от числа, чиято сума е максимална <text:a xlink:type="simple" xlink:href="http://en.wikipedia.org/wiki/Maximum_subarray_problem" office:target-frame-name="_blank" xlink:show="new" text:style-name="Internet_20_link" text:visited-style-name="Visited_20_Internet_20_Link">(Maximum subarray problem)</text:a>. Сложността му е O(n), което го прави най-бърз в решаването на задачата. <text:line-break/><text:line-break/>Ето и как работи алгоритъма:<text:line-break/><text:line-break/>Масивът започва да се обхожда отляво надясно.<text:line-break/>Започва сумиране на числата му, като при всеки сбор се прави оценка на временната най-голяма сума.<text:line-break/>Ако тя се окаже по-голяма от максималната сума (която първоначално е равна на първия елемент от масива) числото се запомня, както и индексите на началното и крайно събираемо. Ако временната сума стане по-малка от нула, брояча на началния индекс се нулира и следващото число става временна сума. Съответно целия процес започва отначало.<text:line-break/><text:line-break/>Тъй, като това обяснение едва ли е лесно за осмисляне, ето постъпков пример, който го демонстрира:<text:line-break/><text:line-break/>Нека разглеждаме масива {2, 3, -6, -1, 2, -1, 6, 4, -8, 8}.<text:line-break/><text:line-break/>0. Вземаме стойностите, нужни за да започне алгоритъмът: настоящата сума е 2, максималната също е 2, началния индекс е 0, крайния индекс също е 0.<text:line-break/>1. Първата сума е равна на елементът 2. Запомняме я и тъй, като е по-голяма от нула - прибавяме към нея следващият елемент. Така текущата сума става равна на 5. Тя става и максимална, с начален индекс 0 и краен индекс 1.<text:line-break/>2. Временната сума до момента е 5. Тъй, като тя е по-голяма от 0, прибавяме към нея следващия елемент. Настоящата сума става -1.<text:line-break/>3. Временната сума до момента е -1. Тъй, като тя е по-малка от нула, се нулира и става равна на следващия елемент -1.Записваме и индексът 3, който показва откъде започва новото броене.<text:line-break/>4. Временната сума до момента е -1. Тъй, като тя е по-малка от нула, се нулира и става равна на следващия елемент 2. Записваме и индексът му 4, откъдето започва новото броене. Тъй, като е по-малък от максималната сума 5, тя не се променя.<text:line-break/>5. Временната сума до момента е 2. Тъй, като е по-голяма от нула, към нея се прибавя следващия елемент -1. Настоящата сума става 1. Тъй, като е по-малка от максималната сума 5, тя не се променя.<text:line-break/>6.Временната сума до момента е 1. Тъй, като е по-голяма от нула, към нея се прибавя следващия елемент 6. Настоящата сума става 7. Тъй, като е по-голяма от максималната, тя <text:soft-page-break/>става 7, началният индекс става 4, а крайният 6.<text:line-break/>8.Временната сума до момента е 7. Тъй, като е по-голяма от нула, към нея се прибавя следващият елемент 4. Настоящата сума става 11. Тъй, като е по-голяма от максималната, тя става 11, началния индекс остава 4, но крайният става 7. <text:line-break/>9.Временната сума е 11. Тъй, като е по-голяма от нула, към нея се прибавя следващият елемент -8. Настоящата сума става 3. Тъй, като максималната сума е по-голяма, тя не се променя.<text:line-break/>10.Временната сума е 3. Тъй, като е по-голяма от нула, към нея се прибавя следващият елемент 8. Настоящата сума става отново 11. Тъй, като е равна на предишната максимална сума, тя не се променя и това е окончателния резултат:<text:line-break/><text:line-break/>Максималната сума е 11 и се получава от елементите 2, -1, 6, 4. </text:p>
      </text:section>
      <text:p text:style-name="Standard"/>
      <text:p text:style-name="P1">Ето C# имплементация на гореописаното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using System;</text:p>
            <text:p text:style-name="P6"/>
            <text:p text:style-name="P6"/>
            <text:p text:style-name="P6">// Write a program that finds the sequence of maximal sum</text:p>
            <text:p text:style-name="P6">// in given array. Example:</text:p>
            <text:p text:style-name="P6">// {2, 3, -6, -1, 2, -1, 6, 4, -8, 8}  {2, -1, 6, 4}</text:p>
            <text:p text:style-name="P6">// Can you do it with only one loop (with single scan</text:p>
            <text:p text:style-name="P6">// through the elements of the array)?</text:p>
            <text:p text:style-name="P6"/>
            <text:p text:style-name="P6"/>
            <text:p text:style-name="P6">namespace MaximalSumSubsequence</text:p>
            <text:p text:style-name="P6">{</text:p>
            <text:p text:style-name="P6"><text:s text:c="4"/>class MaximalSumSubsequence</text:p>
            <text:p text:style-name="P6"><text:s text:c="4"/>{</text:p>
            <text:p text:style-name="P6"><text:s text:c="8"/>static void Main()</text:p>
            <text:p text:style-name="P6"><text:s text:c="8"/>{</text:p>
            <text:p text:style-name="P6"><text:s text:c="12"/>int length = -1;</text:p>
            <text:p text:style-name="P6"><text:s text:c="12"/>while (length &lt;= 0)</text:p>
            <text:p text:style-name="P6"><text:s text:c="12"/>{</text:p>
            <text:p text:style-name="P6"><text:s text:c="16"/>Console.WriteLine("Please, enter array length:");</text:p>
            <text:p text:style-name="P6"><text:s text:c="16"/>length = Convert.ToInt32(Console.ReadLine());</text:p>
            <text:p text:style-name="P6"><text:s text:c="12"/>}</text:p>
            <text:p text:style-name="P6"/>
            <text:p text:style-name="P6"><text:s text:c="12"/>int[] inputArray = new int[length];</text:p>
            <text:p text:style-name="P6"/>
            <text:p text:style-name="P6"><text:s text:c="12"/>for (int i = 0; i &lt; length; i++)</text:p>
            <text:p text:style-name="P6"><text:s text:c="12"/>{</text:p>
            <text:p text:style-name="P6"><text:s text:c="16"/>Console.WriteLine("Please, enter element {0} of {1}", i + 1, length);</text:p>
            <text:p text:style-name="P6"><text:s text:c="16"/>inputArray[i] = Convert.ToInt32(Console.ReadLine());</text:p>
            <text:p text:style-name="P6"><text:s text:c="12"/>}</text:p>
            <text:p text:style-name="P6"/>
            <text:p text:style-name="P6"><text:s text:c="12"/>int currentSum = inputArray[0];</text:p>
            <text:p text:style-name="P6"><text:s text:c="12"/>int startIndex = 0;</text:p>
            <text:p text:style-name="P6"><text:s text:c="12"/>int tempStartIndex = 0;</text:p>
            <text:p text:style-name="P6"><text:s text:c="12"/>int endIndex = 0;</text:p>
            <text:p text:style-name="P6"><text:s text:c="12"/>int maxSum = inputArray[0];</text:p>
            <text:p text:style-name="P6"/>
            <text:p text:style-name="P6"><text:s text:c="12"/>for (int i = 1; i &lt; inputArray.Length; i++)</text:p>
            <text:p text:style-name="P6"><text:soft-page-break/><text:s text:c="12"/>{</text:p>
            <text:p text:style-name="P6"><text:s text:c="16"/>if (currentSum &lt; 0)</text:p>
            <text:p text:style-name="P6"><text:s text:c="16"/>{</text:p>
            <text:p text:style-name="P6"><text:s text:c="20"/>currentSum = inputArray[i];</text:p>
            <text:p text:style-name="P6"><text:s text:c="20"/>tempStartIndex=i;</text:p>
            <text:p text:style-name="P6"><text:s text:c="16"/>}</text:p>
            <text:p text:style-name="P6"><text:s text:c="16"/>else</text:p>
            <text:p text:style-name="P6"><text:s text:c="16"/>{</text:p>
            <text:p text:style-name="P6"><text:s text:c="20"/>currentSum += inputArray[i];</text:p>
            <text:p text:style-name="P6"><text:s text:c="16"/>}</text:p>
            <text:p text:style-name="P6"><text:s text:c="16"/>if (currentSum &gt; maxSum)</text:p>
            <text:p text:style-name="P6"><text:s text:c="16"/>{</text:p>
            <text:p text:style-name="P6"><text:s text:c="20"/>maxSum = currentSum;</text:p>
            <text:p text:style-name="P6"/>
            <text:p text:style-name="P6"><text:s text:c="20"/>startIndex = tempStartIndex;</text:p>
            <text:p text:style-name="P6"><text:s text:c="20"/>endIndex = i;</text:p>
            <text:p text:style-name="P6"><text:s text:c="16"/>}</text:p>
            <text:p text:style-name="P6"><text:s text:c="12"/>}</text:p>
            <text:p text:style-name="P6"><text:s text:c="12"/>for (int i = startIndex; i &lt;= endIndex; i++)</text:p>
            <text:p text:style-name="P6"><text:s text:c="12"/>{</text:p>
            <text:p text:style-name="P6"><text:s text:c="16"/>Console.WriteLine(inputArray[i]);</text:p>
            <text:p text:style-name="P6"><text:s text:c="12"/>}</text:p>
            <text:p text:style-name="P6"><text:s text:c="8"/>}</text:p>
            <text:p text:style-name="P6"><text:s text:c="4"/>}</text:p>
            <text:p text:style-name="P7">}</text:p>
          </table:table-cell>
        </table:table-row>
      </table:table>
      <text:p text:style-name="Preformatted_20_Text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ff62" officeooo:paragraph-rsid="0006ff62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://telerikeducation.blogspot.bg/2013/07/blog-post.html" text:style-name="Internet_20_link" text:visited-style-name="Visited_20_Internet_20_Link">http://telerikeducation.blogspot.bg/2013/07/blog-post.html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4:47:23.009000000</meta:creation-date>
    <dc:date>2016-05-09T15:38:04.312000000</dc:date>
    <meta:editing-duration>PT20M19S</meta:editing-duration>
    <meta:editing-cycles>1</meta:editing-cycles>
    <meta:document-statistic meta:table-count="1" meta:image-count="0" meta:object-count="0" meta:page-count="3" meta:paragraph-count="59" meta:word-count="712" meta:character-count="4801" meta:non-whitespace-character-count="3531"/>
    <meta:generator>LibreOffice/5.0.4.2$Windows_x86 LibreOffice_project/2b9802c1994aa0b7dc6079e128979269cf95bc78</meta:generator>
  </office:meta>
</office:document-meta>
</file>